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4a720" officeooo:paragraph-rsid="0014a720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4a720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4"/>
      <text:p text:style-name="P4"/>
      <text:p text:style-name="P4">UNISEX</text:p>
      <text:p text:style-name="P5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8:27:57.421343157</dc:date>
    <meta:editing-duration>PT18M17S</meta:editing-duration>
    <meta:editing-cycles>9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8" meta:character-count="69" meta:non-whitespace-character-count="61"/>
  </office:meta>
</office:document-meta>
</file>